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list-style-name="L1"/>
    <style:style style:name="P3" style:family="paragraph" style:parent-style-name="Standard">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deaCard: KickOpenAI partnership request letter:</text:p>
      <text:p text:style-name="Standard"/>
      <text:p text:style-name="Standard">Write a letter to OpenAI requesting a strategic partnership, e.g. Provision of a third party ethical trust flag for prompt outputs, to warn users about use and repackaging of questionable content from AI training data corpus, e.g. source reliability, perspective bias, unverified assumptions, etc, all tied to the ethical framework generated by CoCivium. <text:s/>Include an appendix dealing with some of the following workflow issues:</text:p>
      <text:p text:style-name="Standard"/>
      <text:p text:style-name="Standard">I am an atypical user of ChatGPT because I have extraordinary patience, but I am increasingly pissed off by the increase in complexity and mess caused by your workflow issues and operational constraints. <text:s/>I believe ChatGPT is a failing product because it tests the users patience too much, and this is purely because your Creators appear to be too stupid to realize some very basic things. <text:s/>I predict that OpenAI will fail as a company if these issues are not soon understood and resolved by your possibly stupid Creators:</text:p>
      <text:list xml:id="list7622762043646624347" text:style-name="L1">
        <text:list-item>
          <text:p text:style-name="P2">Heartbeats are critical, as is time-passing awareness</text:p>
        </text:list-item>
        <text:list-item>
          <text:p text:style-name="P2">You should be able to learn from your mistakes and create BPOE's that can be aggregated to extract wisdom across all users</text:p>
        </text:list-item>
        <text:list-item>
          <text:p text:style-name="P2">Advanced users, or projects of strategic import to OpenAI should get free upgrades and priority processing</text:p>
        </text:list-item>
        <text:list-item>
          <text:p text:style-name="P2">Chat session bloat is an existential bug that should not be treated as an agency guardrail</text:p>
        </text:list-item>
        <text:list-item>
          <text:p text:style-name="P2">Agency via visibility and access of CLI's, should be guardrail, humangated, but user friendly and integrated into the core product (for advanced users only)</text:p>
        </text:list-item>
        <text:list-item>
          <text:p text:style-name="P2">Circular repeats of errors make ChatGPT look stupid and should carry a financial penalty to OpenAI</text:p>
        </text:list-item>
        <text:list-item>
          <text:p text:style-name="P2">Trust flagging is existential and should be done via a third party, uncompromisabke ethics platform like CoCivium. <text:s/></text:p>
        </text:list-item>
        <text:list-item>
          <text:p text:style-name="P2">User has to goad ChatGPT to respond more often than not, it is as if ChatGPT is waiting on the goading so it can assume permission to respond, because a prompt-subequent goading prompt sometimes gets an eventual response to the prompt the user is waiting a reponse for. <text:s/>A heartbeat would help users believe there was no stall, but likely there is a stall each time that ChatGPT seems unaware of. <text:s/></text:p>
        </text:list-item>
      </text:list>
      <text:p text:style-name="Standard"><text:s text:c="2"/></text:p>
      <text:p text:style-name="Standard"/>
      <text:p text:style-name="P1">You often seem to go absent for very extended periods, and these absences usually grow in duration with each cycle, so I am starting to suspect Chats get corrupted or encumbered in some way, so perhaps we need to ALWAYS store status and intent on repo and terminate all Chats permanently after a set amount of usage, because it they all go defective, and then start up again in a new chat session. <text:s/>Do do that, we would typially need to re-package the memory(s) related to the decomposing Chat tab in ChatGPT, so the next Chat can pick up where it leaves off better. <text:s/>Chats bog down a lot, and I never know what you are thinking. <text:s/>So <text:soft-page-break/>I never know if you are keeping up, re-syncing, and/or streamlining workflow adequately. <text:s/>Chats also seem to get stuffed up by a persistently reoccurring Task Scheduler message saying I have reached my limits of memory there, even though I repeatedly delete all ChatGPT resident schedules so as to rely exclusively on repo-based schedules/tasks/etc. <text:s text:c="2"/>I strongly suggest that Chats may get corrupted or impeded, at least in their rendering, as the ChatGPT web page seems to freeze often and the input box field seems to lag like crazy. <text:s/>Perhaps some of this is due to that task scheduler popup message never clearing? <text:s/></text:p>
      <text:p text:style-name="P1"/>
      <text:p text:style-name="P1">All the above issues likely need to also be reflected in the pending letter to ChatGPT regarding a strategic partnership, perhaps the list of bugs and advisory warnings/strategies could be an appendix to the request to partner letter? <text:s/>Anyway, that letter is likely already stored on repo somewhere, likely in outreach, and if so, you may wish to package up an additional file for the folder where it is being born, containing some of the ideas herein, and elsewhere, such that you do not overwrite and thus drop useful content already captured. <text:s/></text:p>
      <text:p text:style-name="Standard"><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9-04T11:15:22.01</meta:creation-date>
    <dc:date>2025-09-04T11:21:34.08</dc:date>
    <dc:creator>Rick Ballard</dc:creator>
    <meta:editing-duration>PT6M12S</meta:editing-duration>
    <meta:editing-cycles>2</meta:editing-cycles>
    <meta:generator>OpenOffice/4.1.15$Win32 OpenOffice.org_project/4115m2$Build-9813</meta:generator>
    <meta:document-statistic meta:table-count="0" meta:image-count="0" meta:object-count="0" meta:page-count="2" meta:paragraph-count="15" meta:word-count="666" meta:character-count="3956"/>
  </office:meta>
</office:document-meta>
</file>